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441732CC7BD55D692D7.jpg" manifest:media-type="image/jpeg"/>
  <manifest:file-entry manifest:full-path="Pictures/100000000000032000000444BF2AAA1FBFADF46A.jpg" manifest:media-type="image/jpeg"/>
  <manifest:file-entry manifest:full-path="Pictures/100000000000026700000348DE268C3326914D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paragraph" svg:width="21.001cm" svg:height="29.7cm" draw:z-index="1"><draw:image xlink:href="Pictures/100000000000032000000444BF2AAA1FBFADF46A.jpg" xlink:type="simple" xlink:show="embed" xlink:actuate="onLoad" loext:mime-type="image/jpeg"/></draw:frame></text:p>
      <text:p text:style-name="Standard"><draw:frame draw:style-name="fr3" draw:name="Image3" text:anchor-type="paragraph" svg:width="21.001cm" svg:height="29.7cm" draw:z-index="2"><draw:image xlink:href="Pictures/100000000000032000000441732CC7BD55D692D7.jpg" xlink:type="simple" xlink:show="embed" xlink:actuate="onLoad" loext:mime-type="image/jpeg"/></draw:frame><text:soft-page-break/></text:p>
      <text:p text:style-name="P1"><draw:frame draw:style-name="fr1" draw:name="Image1" text:anchor-type="paragraph" svg:x="0.019cm" svg:y="0cm" svg:width="20.981cm" svg:height="29.7cm" draw:z-index="0"><draw:image xlink:href="Pictures/100000000000026700000348DE268C3326914D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1:57:24.403000000</meta:creation-date>
    <meta:print-date>2019-06-15T12:09:49.694000000</meta:print-date>
    <dc:date>2019-06-15T13:31:15.402000000</dc:date>
    <meta:editing-duration>PT1H23M40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6.2.4.2$Windows_X86_64 LibreOffice_project/2412653d852ce75f65fbfa83fb7e7b669a126d64</meta:generator>
  </office:meta>
</office:document-meta>
</file>